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4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31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 Ligh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7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6">
      <style:graphic-properties style:protect="position siz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13">
      <style:graphic-properties style:protect="position siz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001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0in" svg:y="0in" svg:width="13.33333in" svg:height="7.5in" draw:id="id63" draw:style-name="a383" draw:name="Rectangle 7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5187in" svg:height="3.94925in" draw:id="id64" draw:style-name="a386" draw:transform="translate(-1.32594in -1.97462in) rotate(-0.7854) translate(1.41647in 0.45869in)" draw:name="Freeform: Shape 9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424873 3611191" draw:enhanced-path="M 0 2424874 L 2424873 0 2424873 3611191 1186317 3611191 Z N" draw:text-areas="?f20 ?f22 ?f21 ?f23" draw:glue-points="?f14 ?f15 ?f16 ?f17 ?f16 ?f18 ?f19 ?f18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24873"/>
            <draw:equation draw:name="f7" draw:formula="?f4 / 3611191"/>
            <draw:equation draw:name="f8" draw:formula="0 * ?f5 / 2424873"/>
            <draw:equation draw:name="f9" draw:formula="2424874 * ?f4 / 3611191"/>
            <draw:equation draw:name="f10" draw:formula="2424873 * ?f5 / 2424873"/>
            <draw:equation draw:name="f11" draw:formula="0 * ?f4 / 3611191"/>
            <draw:equation draw:name="f12" draw:formula="3611191 * ?f4 / 3611191"/>
            <draw:equation draw:name="f13" draw:formula="1186317 * ?f5 / 2424873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1.7891in" svg:height="1.7891in" draw:id="id65" draw:style-name="a389" draw:transform="translate(-0.89455in -0.89455in) rotate(-0.7854) translate(2.61262in 0.52427in)" draw:name="Freeform: Shape 11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1635955 1635955" draw:enhanced-path="M 0 957987 L 957987 0 1635955 0 1635955 1635955 0 1635955 Z N" draw:text-areas="?f20 ?f22 ?f21 ?f23" draw:glue-points="?f14 ?f15 ?f16 ?f17 ?f18 ?f17 ?f18 ?f19 ?f14 ?f19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35955"/>
            <draw:equation draw:name="f7" draw:formula="?f4 / 1635955"/>
            <draw:equation draw:name="f8" draw:formula="0 * ?f5 / 1635955"/>
            <draw:equation draw:name="f9" draw:formula="957987 * ?f4 / 1635955"/>
            <draw:equation draw:name="f10" draw:formula="957987 * ?f5 / 1635955"/>
            <draw:equation draw:name="f11" draw:formula="0 * ?f4 / 1635955"/>
            <draw:equation draw:name="f12" draw:formula="1635955 * ?f5 / 1635955"/>
            <draw:equation draw:name="f13" draw:formula="1635955 * ?f4 / 1635955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4.43941in" svg:height="2.78665in" draw:id="id66" draw:style-name="a392" draw:transform="translate(-2.2197in -1.39332in) rotate(-0.7854) translate(12.74899in 1.38612in)" draw:name="Freeform: Shape 13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4059393 2548110" draw:enhanced-path="M 0 1511282 L 1511282 0 4059393 2548110 0 2548110 Z N" draw:text-areas="?f20 ?f22 ?f21 ?f23" draw:glue-points="?f14 ?f15 ?f16 ?f17 ?f18 ?f19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59393"/>
            <draw:equation draw:name="f7" draw:formula="?f4 / 2548110"/>
            <draw:equation draw:name="f8" draw:formula="0 * ?f5 / 4059393"/>
            <draw:equation draw:name="f9" draw:formula="1511282 * ?f4 / 2548110"/>
            <draw:equation draw:name="f10" draw:formula="1511282 * ?f5 / 4059393"/>
            <draw:equation draw:name="f11" draw:formula="0 * ?f4 / 2548110"/>
            <draw:equation draw:name="f12" draw:formula="4059393 * ?f5 / 4059393"/>
            <draw:equation draw:name="f13" draw:formula="2548110 * ?f4 / 254811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1.29671in" svg:height="1.29671in" draw:id="id67" draw:style-name="a395" draw:transform="translate(-0.64835in -0.64835in) rotate(-0.7854) translate(11.87202in 2.25135in)" draw:name="Rectangle 15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7378in" svg:height="2.58762in" draw:id="id68" draw:style-name="a398" draw:transform="translate(-1.33689in -1.29381in) rotate(-0.7854) translate(1.30457in 6.97922in)" draw:name="Freeform: Shape 17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203753 2132734" draw:enhanced-path="M 0 0 L 2203753 0 2203753 576461 647480 2132734 0 1485255 Z N" draw:text-areas="?f22 ?f24 ?f23 ?f25" draw:glue-points="?f15 ?f16 ?f17 ?f16 ?f17 ?f18 ?f19 ?f20 ?f15 ?f21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03753"/>
            <draw:equation draw:name="f7" draw:formula="?f4 / 2132734"/>
            <draw:equation draw:name="f8" draw:formula="0 * ?f5 / 2203753"/>
            <draw:equation draw:name="f9" draw:formula="0 * ?f4 / 2132734"/>
            <draw:equation draw:name="f10" draw:formula="2203753 * ?f5 / 2203753"/>
            <draw:equation draw:name="f11" draw:formula="576461 * ?f4 / 2132734"/>
            <draw:equation draw:name="f12" draw:formula="647480 * ?f5 / 2203753"/>
            <draw:equation draw:name="f13" draw:formula="2132734 * ?f4 / 2132734"/>
            <draw:equation draw:name="f14" draw:formula="1485255 * ?f4 / 2132734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width="1.01538in" svg:height="1.01538in" draw:id="id69" draw:style-name="a401" draw:transform="translate(-0.50769in -0.50769in) rotate(-0.7854) translate(2.44315in 6.45683in)" draw:name="Rectangle 19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8939in" svg:height="5.8939in" draw:id="id70" draw:style-name="a404" draw:transform="translate(-2.94695in -2.94695in) rotate(-0.7854) translate(6.66667in 3.75in)" draw:name="Freeform: Shape 21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5389379 5389379" draw:enhanced-path="M 0 540040 L 540040 0 5389379 0 5389379 4838655 4838655 5389379 0 5389379 Z N" draw:text-areas="?f24 ?f26 ?f25 ?f27" draw:glue-points="?f16 ?f17 ?f18 ?f19 ?f20 ?f19 ?f20 ?f21 ?f22 ?f23 ?f16 ?f23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9379"/>
            <draw:equation draw:name="f7" draw:formula="?f4 / 5389379"/>
            <draw:equation draw:name="f8" draw:formula="0 * ?f5 / 5389379"/>
            <draw:equation draw:name="f9" draw:formula="540040 * ?f4 / 5389379"/>
            <draw:equation draw:name="f10" draw:formula="540040 * ?f5 / 5389379"/>
            <draw:equation draw:name="f11" draw:formula="0 * ?f4 / 5389379"/>
            <draw:equation draw:name="f12" draw:formula="5389379 * ?f5 / 5389379"/>
            <draw:equation draw:name="f13" draw:formula="4838655 * ?f4 / 5389379"/>
            <draw:equation draw:name="f14" draw:formula="4838655 * ?f5 / 5389379"/>
            <draw:equation draw:name="f15" draw:formula="5389379 * ?f4 / 5389379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7.4272in" svg:height="7.4272in" draw:id="id71" draw:style-name="a407" draw:transform="translate(-3.7136in -3.7136in) rotate(-0.7854) translate(6.66667in 3.75in)" draw:name="Freeform: Shape 23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6791435 6791435" draw:enhanced-path="M 1860938 81158 L 1942096 0 6791435 0 6791435 4838655 6710277 4919813 6710277 81158 Z M 0 1942096 L 81158 1860938 81158 6710277 4919813 6710277 4838655 6791435 0 6791435 Z N" draw:text-areas="?f40 ?f42 ?f41 ?f43" draw:glue-points="?f24 ?f25 ?f26 ?f27 ?f28 ?f27 ?f28 ?f29 ?f30 ?f31 ?f30 ?f25 ?f32 ?f33 ?f34 ?f35 ?f34 ?f36 ?f37 ?f36 ?f38 ?f39 ?f32 ?f39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91435"/>
            <draw:equation draw:name="f7" draw:formula="?f4 / 6791435"/>
            <draw:equation draw:name="f8" draw:formula="1860938 * ?f5 / 6791435"/>
            <draw:equation draw:name="f9" draw:formula="81158 * ?f4 / 6791435"/>
            <draw:equation draw:name="f10" draw:formula="1942096 * ?f5 / 6791435"/>
            <draw:equation draw:name="f11" draw:formula="0 * ?f4 / 6791435"/>
            <draw:equation draw:name="f12" draw:formula="6791435 * ?f5 / 6791435"/>
            <draw:equation draw:name="f13" draw:formula="4838655 * ?f4 / 6791435"/>
            <draw:equation draw:name="f14" draw:formula="6710277 * ?f5 / 6791435"/>
            <draw:equation draw:name="f15" draw:formula="4919813 * ?f4 / 6791435"/>
            <draw:equation draw:name="f16" draw:formula="0 * ?f5 / 6791435"/>
            <draw:equation draw:name="f17" draw:formula="1942096 * ?f4 / 6791435"/>
            <draw:equation draw:name="f18" draw:formula="81158 * ?f5 / 6791435"/>
            <draw:equation draw:name="f19" draw:formula="1860938 * ?f4 / 6791435"/>
            <draw:equation draw:name="f20" draw:formula="6710277 * ?f4 / 6791435"/>
            <draw:equation draw:name="f21" draw:formula="4919813 * ?f5 / 6791435"/>
            <draw:equation draw:name="f22" draw:formula="4838655 * ?f5 / 6791435"/>
            <draw:equation draw:name="f23" draw:formula="6791435 * ?f4 / 6791435"/>
            <draw:equation draw:name="f24" draw:formula="?f8 / ?f6"/>
            <draw:equation draw:name="f25" draw:formula="?f9 / ?f7"/>
            <draw:equation draw:name="f26" draw:formula="?f10 / ?f6"/>
            <draw:equation draw:name="f27" draw:formula="?f11 / ?f7"/>
            <draw:equation draw:name="f28" draw:formula="?f12 / ?f6"/>
            <draw:equation draw:name="f29" draw:formula="?f13 / ?f7"/>
            <draw:equation draw:name="f30" draw:formula="?f14 / ?f6"/>
            <draw:equation draw:name="f31" draw:formula="?f15 / ?f7"/>
            <draw:equation draw:name="f32" draw:formula="?f16 / ?f6"/>
            <draw:equation draw:name="f33" draw:formula="?f17 / ?f7"/>
            <draw:equation draw:name="f34" draw:formula="?f18 / ?f6"/>
            <draw:equation draw:name="f35" draw:formula="?f19 / ?f7"/>
            <draw:equation draw:name="f36" draw:formula="?f20 / ?f7"/>
            <draw:equation draw:name="f37" draw:formula="?f21 / ?f6"/>
            <draw:equation draw:name="f38" draw:formula="?f22 / ?f6"/>
            <draw:equation draw:name="f39" draw:formula="?f23 / ?f7"/>
            <draw:equation draw:name="f40" draw:formula="?f0 / ?f6"/>
            <draw:equation draw:name="f41" draw:formula="?f1 / ?f6"/>
            <draw:equation draw:name="f42" draw:formula="?f2 / ?f7"/>
            <draw:equation draw:name="f43" draw:formula="?f3 / ?f7"/>
          </draw:enhanced-geometry>
        </draw:custom-shape>
        <draw:frame draw:id="id74" presentation:style-name="a413" draw:name="Subtitle 2" svg:x="4.85524in" svg:y="5.21973in" svg:width="3.62285in" svg:height="1.24874in" presentation:class="subtitle" presentation:placeholder="false">
          <draw:text-box>
            <text:p text:style-name="a409" text:class-names="" text:cond-style-name="" text:id="id72"><text:span text:style-name="a408" text:class-names="">Susan L. Hartmaier,1 Philip D. Sloane,3 Harry A. Guess,1</text:span></text:p>
            <text:p text:style-name="a412" text:class-names="" text:cond-style-name="" text:id="id73"><text:span text:style-name="a410" text:class-names="">Gary G. Koch,2 C. Madeline Mitchell,3 and Charles D. Phillips4</text:span><text:span text:style-name="a411" text:class-names=""/></text:p>
          </draw:text-box>
          <svg:title/>
          <svg:desc/>
        </draw:frame>
        <draw:frame draw:id="id76" presentation:style-name="a417" draw:name="Title 1" svg:x="1.89905in" svg:y="2.06714in" svg:width="9.6565in" svg:height="3.13667in" presentation:class="title" presentation:placeholder="false">
          <draw:text-box>
            <text:p text:style-name="a416" text:class-names="" text:cond-style-name="" text:id="id75"><text:span text:style-name="a414" text:class-names="">Validation of the Minimum Data Set<text:line-break/>Cognitive Performance Scale: Agreement<text:line-break/>with the Mini-Mental State Examination</text:span><text:span text:style-name="a415" text:class-names=""/></text:p>
          </draw:text-box>
          <svg:title/>
          <svg:desc/>
        </draw:frame>
        <draw:custom-shape svg:width="2.44072in" svg:height="2.80929in" draw:id="id77" draw:style-name="a420" draw:transform="translate(-1.22036in -1.40464in) rotate(-0.7854) translate(11.75166in 7.37314in)" draw:name="Freeform: Shape 25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940086 3384061" draw:enhanced-path="M 0 0 L 2496112 0 2940086 443975 0 3384061 Z N" draw:text-areas="?f20 ?f22 ?f21 ?f23" draw:glue-points="?f14 ?f15 ?f16 ?f15 ?f17 ?f18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40086"/>
            <draw:equation draw:name="f7" draw:formula="?f4 / 3384061"/>
            <draw:equation draw:name="f8" draw:formula="0 * ?f5 / 2940086"/>
            <draw:equation draw:name="f9" draw:formula="0 * ?f4 / 3384061"/>
            <draw:equation draw:name="f10" draw:formula="2496112 * ?f5 / 2940086"/>
            <draw:equation draw:name="f11" draw:formula="2940086 * ?f5 / 2940086"/>
            <draw:equation draw:name="f12" draw:formula="443975 * ?f4 / 3384061"/>
            <draw:equation draw:name="f13" draw:formula="3384061 * ?f4 / 3384061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1.04985in" svg:height="1.04985in" draw:id="id78" draw:style-name="a423" draw:transform="translate(-0.52493in -0.52493in) rotate(-0.7854) translate(11.15491in 6.25934in)" draw:name="Rectangle 27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436" draw:name="Title 1" svg:x="0.71664in" svg:y="0.21652in" svg:width="11.90004in" svg:height="1.53745in">
          <draw:text-box>
            <text:p text:style-name="a427" text:class-names="" text:cond-style-name="" text:id="id79"><text:span text:style-name="a424" text:class-names="">MAE4011<text:s text:c="1"/></text:span><text:span text:style-name="a425" text:class-names="">PoM</text:span><text:span text:style-name="a426" text:class-names=""><text:s text:c="1"/>:: Paper Presentation</text:span></text:p>
            <text:p text:style-name="a429" text:class-names="" text:cond-style-name="" text:id="id80"><text:span text:style-name="a428" text:class-names=""/></text:p>
            <text:p text:style-name="a431" text:class-names="" text:cond-style-name="" text:id="id81"><text:span text:style-name="a430" text:class-names="">Monirul Pasha</text:span></text:p>
            <text:p text:style-name="a433" text:class-names="" text:cond-style-name="" text:id="id82"><text:span text:style-name="a432" text:class-names=""/></text:p>
            <text:p text:style-name="a435" text:class-names="" text:cond-style-name="" text:id="id83"><text:span text:style-name="a434" text:class-names="">@CEMO #17Nov2022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6" anim:iterate-type="by-word" anim:iterate-interval="PT0.150000S" smil:begin="0.5s" smil:fill="hold">
                  <anim:set smil:targetElement="id76" smil:attributeName="visibility" smil:to="visible" smil:begin="0.0s" smil:dur="0.001s" smil:fill="hold"/>
                  <anim:transitionFilter smil:targetElement="id76" smil:type="fade" smil:subtype="crossfade" smil:dur="1.0s"/>
                </anim:iterate>
                <anim:iterate presentation:node-type="with-previous" presentation:preset-id="10" presentation:preset-sub-type="0" presentation:preset-class="entrance" presentation:group-id="0" smil:targetElement="id72" anim:iterate-type="by-word" anim:iterate-interval="PT0.150000S" smil:begin="1.0s" smil:fill="hold">
                  <anim:set smil:targetElement="id72" smil:attributeName="visibility" smil:to="visible" smil:begin="0.0s" smil:dur="0.001s" smil:fill="hold"/>
                  <anim:transitionFilter smil:targetElement="id72" smil:type="fade" smil:subtype="crossfade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73" anim:iterate-type="by-word" anim:iterate-interval="PT0.150000S" smil:begin="1.0s" smil:fill="hold">
                  <anim:set smil:targetElement="id73" smil:attributeName="visibility" smil:to="visible" smil:begin="0.0s" smil:dur="0.001s" smil:fill="hold"/>
                  <anim:transitionFilter smil:targetElement="id73" smil:type="fade" smil:subtype="crossfade" smil:dur="1.0s"/>
                </anim:iterate>
                <anim:iterate presentation:node-type="with-previous" presentation:preset-id="10" presentation:preset-sub-type="0" presentation:preset-class="entrance" presentation:group-id="0" smil:targetElement="id84" anim:iterate-type="by-word" anim:iterate-interval="PT0.150000S" smil:begin="0.5s" smil:fill="hold">
                  <anim:set smil:targetElement="id84" smil:attributeName="visibility" smil:to="visible" smil:begin="0.0s" smil:dur="0.001s" smil:fill="hold"/>
                  <anim:transitionFilter smil:targetElement="id84" smil:type="fade" smil:subtype="crossfade" smil:dur="1.0s"/>
                </anim:iterate>
              </anim:par>
            </anim:par>
          </anim:seq>
        </anim:par>
      </draw:page>
      <draw:page draw:name="Slide2" draw:style-name="a437" draw:master-page-name="Master1-Layout2-obj-Title-and-Content" presentation:presentation-page-layout-name="Master1-PPL2" draw:id="Slide-257">
        <draw:custom-shape svg:x="0in" svg:y="0in" svg:width="13.33333in" svg:height="7.5in" draw:id="id85" draw:style-name="a440" draw:name="Rectangle 7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444" draw:name="Title 1" svg:x="0.7037in" svg:y="0.35185in" svg:width="11.92593in" svg:height="1.24206in" presentation:class="title" presentation:placeholder="false">
          <draw:text-box>
            <text:p text:style-name="a443" text:class-names="" text:cond-style-name=""><text:span text:style-name="a441" text:class-names="">introduction</text:span><text:span text:style-name="a442" text:class-names=""/></text:p>
          </draw:text-box>
          <svg:title/>
          <svg:desc/>
        </draw:frame>
        <draw:frame draw:id="id87" presentation:style-name="a463" draw:name="Content Placeholder 2" svg:x="0.7037in" svg:y="1.94989in" svg:width="11.92593in" svg:height="4.80532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5" text:class-names="">Cognitive impairment</text:span><text:span text:style-name="a446" text:class-names="">, particularly<text:s text:c="1"/></text:span><text:span text:style-name="a447" text:class-names="">dementia</text:span><text:span text:style-name="a448" text:class-names=""><text:s text:c="1"/>of the Alzheimer’s type, is a major problem in nursing homes across the United State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1" text:class-names="">By law. required to assess each resident's<text:s text:c="1"/></text:span><text:span text:style-name="a452" text:class-names="">functional, medical, psychosocial, and cognitive status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5" text:class-names="">standard instrument known as the Minimum Data Set (</text:span><text:span text:style-name="a456" text:class-names="">MDS</text:span><text:span text:style-name="a457" text:class-names="">) is used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  <draw:custom-shape svg:width="0.70578in" svg:height="0.70578in" draw:id="id88" draw:style-name="a466" draw:transform="translate(-0.35289in -0.35289in) rotate(-0.7854) translate(12.44019in 2.67138in)" draw:name="Rectangle 9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89" draw:style-name="a469" draw:transform="translate(-1.38497in -0.6961in) rotate(-4.71239) translate(12.63723in 2.16485in)" draw:name="Isosceles Triangle 11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2.20645in" svg:height="1.10899in" draw:id="id90" draw:style-name="a472" draw:transform="translate(-1.10323in -0.55449in) rotate(-1.5708) translate(0.55449in 6.13548in)" draw:name="Isosceles Triangle 1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53103in" svg:height="0.53103in" draw:id="id91" draw:style-name="a475" draw:transform="translate(-0.26552in -0.26552in) rotate(-0.7854) translate(0.73349in 6.53051in)" draw:name="Rectangle 15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476" draw:master-page-name="Master1-Layout2-obj-Title-and-Content" presentation:presentation-page-layout-name="Master1-PPL2" draw:id="Slide-263">
        <draw:frame draw:id="id92" presentation:style-name="a480" draw:name="Title 1" svg:x="0.91667in" svg:y="0.39931in" svg:width="11.5in" svg:height="1.44965in" presentation:class="title" presentation:placeholder="false">
          <draw:text-box>
            <text:p text:style-name="a479" text:class-names="" text:cond-style-name=""><text:span text:style-name="a477" text:class-names="">Problem with current use of MDS</text:span><text:span text:style-name="a478" text:class-names=""/></text:p>
          </draw:text-box>
          <svg:title/>
          <svg:desc/>
        </draw:frame>
        <draw:frame draw:id="id93" presentation:style-name="a514" draw:name="Content Placeholder 2" svg:x="0.91667in" svg:y="2.07778in" svg:width="11.5in" svg:height="5.51181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1" text:class-names="">The structure of the MDS calls for<text:s text:c="1"/></text:span><text:span text:style-name="a482" text:class-names="">clinical professionals<text:s text:c="1"/></text:span><text:span text:style-name="a483" text:class-names="">(e.g., nurses, social workers, therapists) to<text:s text:c="1"/></text:span><text:span text:style-name="a484" text:class-names="">directly observe and assess<text:s text:c="1"/></text:span><text:span text:style-name="a485" text:class-names="">resident performance over all shifts<text:s text:c="1"/></text:span><text:span text:style-name="a486" text:class-names="">during a specified time<text:s text:c="1"/></text:span><text:span text:style-name="a487" text:class-names="">period</text:span></text:p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/></text:p>
                  </text:list-item>
                </text:list>
              </text:list-item>
            </text:list>
            <text:list text:style-name="a500">
              <text:list-item>
                <text:p text:style-name="a499" text:class-names="" text:cond-style-name=""><text:span text:style-name="a493" text:class-names="">For cognitive status,<text:s text:c="1"/></text:span><text:span text:style-name="a494" text:class-names="">7 direct</text:span><text:span text:style-name="a495" text:class-names=""><text:s text:c="1"/>and<text:s text:c="1"/></text:span><text:span text:style-name="a496" text:class-names="">A number of</text:span><text:span text:style-name="a497" text:class-names=""><text:s text:c="1"/>indirect<text:s text:c="1"/></text:span><text:span text:style-name="a498" text:class-names="">measures generally unfeasible for use in nursing home populations due to their:<text:s text:c="1"/></text:span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(a) excessive length,<text:s text:c="1"/>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(b) need COGNITIVE PERFORMANCE SCALE VALIDATION for highly skilled personnel for administration, and<text:s text:c="1"/>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(c) excessive administration costs.</text:span></text:p>
                  </text:list-item>
                </text:list>
              </text:list-item>
            </text:list>
            <text:list text:style-name="a513">
              <text:list-item>
                <text:p text:style-name="a512" text:class-names="" text:cond-style-name=""><text:span text:style-name="a510" text:class-names="">Cognitive Performance Scale (CPS) is developed as a new assessment method</text:span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2-obj-Title-and-Content" presentation:presentation-page-layout-name="Master1-PPL2" draw:id="Slide-262">
        <draw:frame draw:id="id94" presentation:style-name="a521" draw:name="Title 1" svg:x="0.91667in" svg:y="0.39931in" svg:width="11.5in" svg:height="1.44965in" presentation:class="title" presentation:placeholder="false">
          <draw:text-box>
            <text:p text:style-name="a520" text:class-names="" text:cond-style-name=""><text:span text:style-name="a516" text:class-names="">T</text:span><text:span text:style-name="a517" text:class-names="">h</text:span><text:span text:style-name="a518" text:class-names="">e paper presented</text:span><text:span text:style-name="a519" text:class-names=""/></text:p>
          </draw:text-box>
          <svg:title/>
          <svg:desc/>
        </draw:frame>
        <draw:frame draw:id="id95" presentation:style-name="a534" draw:name="Content Placeholder 2" svg:x="0.91667in" svg:y="1.99653in" svg:width="11.5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2" text:class-names="">Validition</text:span><text:span text:style-name="a523" text:class-names=""><text:s text:c="1"/>of MDS -</text:span><text:span text:style-name="a524" text:class-names="">CPS</text:span><text:span text:style-name="a525" text:class-names="">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28" text:class-names="">against the Mini-Mental State Examination (</text:span><text:span text:style-name="a529" text:class-names="">MMSE</text:span><text:span text:style-name="a530" text:class-names="">), a popular clinical measure of cognitive functioning</text:span><text:span text:style-name="a531" text:class-names="">.<text:s text:c="1"/></text:span></text:p>
              </text:list-item>
            </text:list>
          </draw:text-box>
          <svg:title/>
          <svg:desc/>
        </draw:frame>
      </draw:page>
      <draw:page draw:name="Slide3" draw:style-name="a535" draw:master-page-name="Master1-Layout2-obj-Title-and-Content" presentation:presentation-page-layout-name="Master1-PPL2" draw:id="Slide-258">
        <draw:custom-shape svg:x="0in" svg:y="0in" svg:width="13.33333in" svg:height="7.5in" draw:id="id96" draw:style-name="a538" draw:name="Rectangle 7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542" draw:name="Title 1" svg:x="2.67446in" svg:y="0.56076in" svg:width="8.32554in" svg:height="1.31965in" presentation:class="title" presentation:placeholder="false">
          <draw:text-box>
            <text:p text:style-name="a541" text:class-names="" text:cond-style-name=""><text:span text:style-name="a539" text:class-names="">Methodology</text:span><text:span text:style-name="a540" text:class-names=""/></text:p>
          </draw:text-box>
          <svg:title/>
          <svg:desc/>
        </draw:frame>
        <draw:custom-shape svg:width="0.75183in" svg:height="0.75183in" draw:id="id98" draw:style-name="a545" draw:transform="translate(-0.37591in -0.37591in) rotate(-0.7854) translate(0.83024in 1.09238in)" draw:name="Rectangle 9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10078in" svg:height="1.61946in" draw:id="id99" draw:style-name="a548" draw:transform="translate(-1.55039in -0.80973in) rotate(-3.14159) translate(1.55039in 0.80973in)" draw:name="Freeform: Shape 11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835357 1480837" draw:enhanced-path="M 2835357 1480837 L 0 1480837 1552727 0 2835357 1223245 Z N" draw:text-areas="?f20 ?f22 ?f21 ?f23" draw:glue-points="?f14 ?f15 ?f16 ?f15 ?f17 ?f18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35357"/>
            <draw:equation draw:name="f7" draw:formula="?f4 / 1480837"/>
            <draw:equation draw:name="f8" draw:formula="2835357 * ?f5 / 2835357"/>
            <draw:equation draw:name="f9" draw:formula="1480837 * ?f4 / 1480837"/>
            <draw:equation draw:name="f10" draw:formula="0 * ?f5 / 2835357"/>
            <draw:equation draw:name="f11" draw:formula="1552727 * ?f5 / 2835357"/>
            <draw:equation draw:name="f12" draw:formula="0 * ?f4 / 1480837"/>
            <draw:equation draw:name="f13" draw:formula="1223245 * ?f4 / 148083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1.99873in" svg:height="1.50589in" draw:id="id100" draw:style-name="a551" draw:transform="translate(-0.99936in -0.75295in) rotate(-0.7854) translate(12.74404in 0.47553in)" draw:name="Freeform: Shape 13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type="non-primitive" svg:viewBox="0 0 1827638 1376989" draw:enhanced-path="M 0 987379 L 987379 0 1827638 840260 1827638 1376989 0 1376989 Z N" draw:text-areas="?f22 ?f24 ?f23 ?f25" draw:glue-points="?f15 ?f16 ?f17 ?f18 ?f19 ?f20 ?f19 ?f21 ?f15 ?f21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7638"/>
            <draw:equation draw:name="f7" draw:formula="?f4 / 1376989"/>
            <draw:equation draw:name="f8" draw:formula="0 * ?f5 / 1827638"/>
            <draw:equation draw:name="f9" draw:formula="987379 * ?f4 / 1376989"/>
            <draw:equation draw:name="f10" draw:formula="987379 * ?f5 / 1827638"/>
            <draw:equation draw:name="f11" draw:formula="0 * ?f4 / 1376989"/>
            <draw:equation draw:name="f12" draw:formula="1827638 * ?f5 / 1827638"/>
            <draw:equation draw:name="f13" draw:formula="840260 * ?f4 / 1376989"/>
            <draw:equation draw:name="f14" draw:formula="1376989 * ?f4 / 1376989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width="0.70578in" svg:height="0.70578in" draw:id="id101" draw:style-name="a554" draw:transform="translate(-0.35289in -0.35289in) rotate(-0.7854) translate(12.00403in 0.81456in)" draw:name="Rectangle 15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presentation:style-name="a596" draw:name="Content Placeholder 2" svg:x="1.47778in" svg:y="1.53333in" svg:width="11.15185in" svg:height="5.82222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5" text:class-names="">Subject-</text:span><text:span text:style-name="a556" text:class-names=""><text:s text:c="1"/>a random sample<text:s text:c="1"/></text:span><text:span text:style-name="a557" text:class-names="">of 200 residents<text:s text:c="1"/></text:span><text:span text:style-name="a558" text:class-names="">recruited from<text:s text:c="1"/></text:span><text:span text:style-name="a559" text:class-names="">8 nursing home<text:s text:c="1"/></text:span><text:span text:style-name="a560" text:class-names="">facilities in North Carolina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3" text:class-names="">Facitlities</text:span><text:span text:style-name="a564" text:class-names=""><text:s text:c="1"/>situated within a range of 1-h driving distance from a center-point</text:span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Instruments and Data Collection:</text:span></text:p>
              </text:list-item>
            </text:list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CPS &amp; MMSE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4" text:class-names="">on-site<text:s text:c="1"/></text:span><text:span text:style-name="a575" text:class-names="">data<text:s text:c="1"/></text:span><text:span text:style-name="a576" text:class-names="">collection at the same-time point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79" text:class-names="">Each resident was assessed once on the<text:s text:c="1"/></text:span><text:span text:style-name="a580" text:class-names="">MMSE by medical students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3" text:class-names="">geriatric research nurse<text:s text:c="1"/></text:span><text:span text:style-name="a584" text:class-names="">was responsible for collecting the selected MDS cognitive items, which included the 5 items required for generating CPS scores.</text:span></text:p>
                  </text:list-item>
                </text:list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  <draw:custom-shape svg:x="8.87513in" svg:y="6.68799in" svg:width="1.63442in" svg:height="0.81201in" draw:id="id103" draw:style-name="a599" draw:name="Isosceles Triangle 17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02548in" svg:y="7.05724in" svg:width="0.89119in" svg:height="0.44276in" draw:id="id104" draw:style-name="a602" draw:name="Isosceles Triangle 19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page>
      <draw:page draw:name="Slide12" draw:style-name="a603" draw:master-page-name="Master1-Layout5-twoTxTwoObj-Comparison" presentation:presentation-page-layout-name="Master1-PPL5" draw:id="Slide-267">
        <draw:frame draw:id="id105" presentation:style-name="a607" draw:name="Title 1" svg:x="0.91667in" svg:y="-0.10504in" svg:width="11.5in" svg:height="1.44965in" presentation:class="title" presentation:placeholder="false">
          <draw:text-box>
            <text:p text:style-name="a606" text:class-names="" text:cond-style-name=""><text:span text:style-name="a604" text:class-names="">Relationship/difference</text:span><text:span text:style-name="a605" text:class-names=""/></text:p>
          </draw:text-box>
          <svg:title/>
          <svg:desc/>
        </draw:frame>
        <draw:frame draw:id="id106" presentation:style-name="a612" draw:name="Text Placeholder 2" svg:x="0.9184in" svg:y="0.8941in" svg:width="5.64062in" svg:height="0.90104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8" text:class-names="">CPS</text:span><text:span text:style-name="a609" text:class-names=""/></text:p>
              </text:list-item>
            </text:list>
          </draw:text-box>
          <svg:title/>
          <svg:desc/>
        </draw:frame>
        <draw:frame draw:id="id107" presentation:style-name="a659" draw:name="Content Placeholder 3" svg:x="0.9184in" svg:y="1.91736in" svg:width="5.64062in" svg:height="5.01597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3" text:class-names="">5 selected MDS cognitive<text:s text:c="1"/></text:span><text:span text:style-name="a614" text:class-names="">items<text:s text:c="1"/></text:span></text:p>
              </text:list-item>
            </text:list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comatose status, short-term memory, ability to make decisions, making self understood, and eating performance</text:span></text:p>
                  </text:list-item>
                </text:list>
              </text:list-item>
            </text:list>
            <text:list text:style-name="a623">
              <text:list-item>
                <text:p text:style-name="a622" text:class-names="" text:cond-style-name=""><text:span text:style-name="a620" text:class-names="">7-point<text:s text:c="1"/></text:span><text:span text:style-name="a621" text:class-names="">rating scale<text:s text:c="1"/></text:span></text:p>
              </text:list-item>
            </text:list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0 (no impairment)<text:s text:c="1"/>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7" text:class-names="">1</text:span><text:span text:style-name="a628" text:class-names=""/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2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3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4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5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to 6 (very severe impairment)</text:span></text:p>
                  </text:list-item>
                </text:list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49" text:class-names="">Regular staff can administer</text:span><text:span text:style-name="a650" text:class-names=""/></text:p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/></text:p>
                  </text:list-item>
                </text:list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  <draw:frame draw:id="id108" presentation:style-name="a667" draw:name="Text Placeholder 4" svg:x="6.75in" svg:y="0.8941in" svg:width="5.6684in" svg:height="0.90104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0" text:class-names="">MMSE:<text:s text:c="1"/></text:span><text:span text:style-name="a661" text:class-names=""><text:s text:c="1"/>"</text:span><text:span text:style-name="a662" text:class-names="">gold standard</text:span><text:span text:style-name="a663" text:class-names="">“</text:span><text:span text:style-name="a664" text:class-names=""/></text:p>
              </text:list-item>
            </text:list>
          </draw:text-box>
          <svg:title/>
          <svg:desc/>
        </draw:frame>
        <draw:frame draw:id="id109" presentation:style-name="a712" draw:name="Content Placeholder 5" svg:x="6.75in" svg:y="1.91736in" svg:width="5.6684in" svg:height="5.21597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consisting of 22 questions and requiring approximately 10-15 minutes to administer</text:span></text:p>
              </text:list-item>
            </text:list>
            <text:list text:style-name="a674">
              <text:list-item>
                <text:p text:style-name="a673" text:class-names="" text:cond-style-name=""><text:span text:style-name="a671" text:class-names="">Scores range from<text:s text:c="1"/></text:span><text:span text:style-name="a672" text:class-names="">0 (worst) to 30 (perfect).</text:span></text:p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0-17- SEVERE COGNITIVE IMPAIRMENT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78" text:class-names="">18-23-</text:span><text:span text:style-name="a679" text:class-names=""><text:s text:c="1"/></text:span><text:span text:style-name="a680" text:class-names="">Mild</text:span><text:span text:style-name="a681" text:class-names=""/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24-30- No impairment</text:span></text:p>
                  </text:list-item>
                </text:list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Cognitive Performance Scale (CPS)is Stratified on Education Level</text:span></text:p>
              </text:list-item>
            </text:list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>&lt;= 23 + greater than grade 8 and<text:s text:c="1"/></text:span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&lt;= 17 + <text:s text:c="1"/>&lt;= grade 8<text:s text:c="1"/></text:span></text:p>
                  </text:list-item>
                </text:list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were classified as cognitively impaired</text:span></text:p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/></text:p>
                  </text:list-item>
                </text:list>
              </text:list-item>
            </text:list>
            <text:list text:style-name="a711">
              <text:list-item>
                <text:p text:style-name="a710" text:class-names="" text:cond-style-name=""><text:span text:style-name="a705" text:class-names="">Need medical professional to</text:span><text:span text:style-name="a706" text:class-names=""><text:s text:c="1"/></text:span><text:span text:style-name="a707" text:class-names="">administe</text:span><text:span text:style-name="a708" text:class-names="">r</text:span><text:span text:style-name="a709" text:class-names=""/></text:p>
              </text:list-item>
            </text:list>
          </draw:text-box>
          <svg:title/>
          <svg:desc/>
        </draw:frame>
      </draw:page>
      <draw:page draw:name="Slide9" draw:style-name="a713" draw:master-page-name="Master1-Layout2-obj-Title-and-Content" presentation:presentation-page-layout-name="Master1-PPL2" draw:id="Slide-264">
        <draw:frame draw:id="id110" presentation:style-name="a717" draw:name="Title 1" svg:x="0.91667in" svg:y="0.39931in" svg:width="11.5in" svg:height="1.44965in" presentation:class="title" presentation:placeholder="false">
          <draw:text-box>
            <text:p text:style-name="a716" text:class-names="" text:cond-style-name=""><text:span text:style-name="a714" text:class-names="">Validation procedure</text:span><text:span text:style-name="a715" text:class-names=""/></text:p>
          </draw:text-box>
          <svg:title/>
          <svg:desc/>
        </draw:frame>
        <draw:frame draw:id="id111" presentation:style-name="a733" draw:name="Content Placeholder 2" svg:x="0.91667in" svg:y="1.99653in" svg:width="11.5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Evidence based on relations to other variables<text:s text:c="1"/></text:span></text:p>
              </text:list-item>
            </text:list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1" text:class-names="">Modeling<text:s text:c="1"/></text:span><text:span text:style-name="a722" text:class-names="">of the CPS was based on two standard cognitive assessment instruments<text:s text:c="1"/></text:span><text:span text:style-name="a723" text:class-names="">—MMSE<text:s text:c="1"/></text:span><text:span text:style-name="a724" text:class-names=""/></text:p>
                  </text:list-item>
                </text:list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  <draw:custom-shape svg:x="2.34444in" svg:y="3.75in" svg:width="3.67778in" svg:height="2.62778in" draw:id="id112" draw:style-name="a737" draw:name="Oval 3">
          <svg:title/>
          <svg:desc/>
          <text:p text:style-name="a736" text:class-names="" text:cond-style-name=""><text:span text:style-name="a734" text:class-names="">CPS</text:span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56667in" svg:y="3.75in" svg:width="3.67778in" svg:height="2.62778in" draw:id="id113" draw:style-name="a741" draw:name="Oval 4">
          <svg:title/>
          <svg:desc/>
          <text:p text:style-name="a740" text:class-names="" text:cond-style-name=""><text:span text:style-name="a738" text:class-names="">MMSE</text:span><text:span text:style-name="a7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56667in" svg:y="3.04444in" svg:width="3.4in" svg:height="1.33333in" draw:id="id114" draw:style-name="a745" draw:name="Isosceles Triangle 6">
          <svg:title/>
          <svg:desc/>
          <text:p text:style-name="a744" text:class-names="" text:cond-style-name=""><text:span text:style-name="a742" text:class-names="">Dementia</text:span><text:span text:style-name="a74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page>
      <draw:page draw:name="Slide4" draw:style-name="a746" draw:master-page-name="Master1-Layout2-obj-Title-and-Content" presentation:presentation-page-layout-name="Master1-PPL2" draw:id="Slide-259">
        <draw:custom-shape svg:x="0in" svg:y="0in" svg:width="13.33333in" svg:height="7.5in" draw:id="id115" draw:style-name="a749" draw:name="Rectangle 7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753" draw:name="Title 1" svg:x="1.70184in" svg:y="0.13766in" svg:width="8.65562in" svg:height="1.85105in" presentation:class="title" presentation:placeholder="false">
          <draw:text-box>
            <text:p text:style-name="a752" text:class-names="" text:cond-style-name=""><text:span text:style-name="a750" text:class-names="">categorization of the validation procedures</text:span><text:span text:style-name="a751" text:class-names=""/></text:p>
          </draw:text-box>
          <svg:title/>
          <svg:desc/>
        </draw:frame>
        <draw:custom-shape svg:width="1.99873in" svg:height="1.50589in" draw:id="id117" draw:style-name="a756" draw:transform="translate(-0.99936in -0.75295in) rotate(-0.7854) translate(0.588in 0.47553in)" draw:name="Freeform: Shape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1827638 1376989" draw:enhanced-path="M 0 987379 L 987379 0 1827638 840260 1827638 1376989 0 1376989 Z N" draw:text-areas="?f22 ?f24 ?f23 ?f25" draw:glue-points="?f15 ?f16 ?f17 ?f18 ?f19 ?f20 ?f19 ?f21 ?f15 ?f21" draw:glue-point-leaving-directions="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7638"/>
            <draw:equation draw:name="f7" draw:formula="?f4 / 1376989"/>
            <draw:equation draw:name="f8" draw:formula="0 * ?f5 / 1827638"/>
            <draw:equation draw:name="f9" draw:formula="987379 * ?f4 / 1376989"/>
            <draw:equation draw:name="f10" draw:formula="987379 * ?f5 / 1827638"/>
            <draw:equation draw:name="f11" draw:formula="0 * ?f4 / 1376989"/>
            <draw:equation draw:name="f12" draw:formula="1827638 * ?f5 / 1827638"/>
            <draw:equation draw:name="f13" draw:formula="840260 * ?f4 / 1376989"/>
            <draw:equation draw:name="f14" draw:formula="1376989 * ?f4 / 1376989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width="0.70578in" svg:height="0.70578in" draw:id="id118" draw:style-name="a759" draw:transform="translate(-0.35289in -0.35289in) rotate(-0.7854) translate(1.328in 0.81456in)" draw:name="Rectangle 11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0.75183in" svg:height="0.75183in" draw:id="id119" draw:style-name="a762" draw:transform="translate(-0.37591in -0.37591in) rotate(-0.7854) translate(11.3596in 1.09238in)" draw:name="Rectangle 13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3.10078in" svg:height="1.61946in" draw:id="id120" draw:style-name="a765" draw:transform="translate(-1.55039in -0.80973in) rotate(-3.14159) translate(11.78294in 0.80973in)" draw:name="Freeform: Shape 15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835357 1480837" draw:enhanced-path="M 2835357 1480837 L 0 1480837 1552727 0 2835357 1223245 Z N" draw:text-areas="?f20 ?f22 ?f21 ?f23" draw:glue-points="?f14 ?f15 ?f16 ?f15 ?f17 ?f18 ?f14 ?f19" draw:glue-point-leaving-directions="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35357"/>
            <draw:equation draw:name="f7" draw:formula="?f4 / 1480837"/>
            <draw:equation draw:name="f8" draw:formula="2835357 * ?f5 / 2835357"/>
            <draw:equation draw:name="f9" draw:formula="1480837 * ?f4 / 1480837"/>
            <draw:equation draw:name="f10" draw:formula="0 * ?f5 / 2835357"/>
            <draw:equation draw:name="f11" draw:formula="1552727 * ?f5 / 2835357"/>
            <draw:equation draw:name="f12" draw:formula="0 * ?f4 / 1480837"/>
            <draw:equation draw:name="f13" draw:formula="1223245 * ?f4 / 148083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121" presentation:style-name="a790" draw:name="Content Placeholder 2" svg:x="0.58799in" svg:y="1.62911in" svg:width="12.23423in" svg:height="5.42813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Convergent evidence:<text:s text:c="1"/></text:span></text:p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69" text:class-names="">CPS was intended to measure construct-<text:s text:c="1"/></text:span><text:span text:style-name="a770" text:class-names="">Dimentia</text:span><text:span text:style-name="a771" text:class-names=""><text:s text:c="1"/>(cognitive impairment) that is exhibited by strong relationships with MMSE (e.g., correlation coefficients).<text:s text:c="1"/></text:span></text:p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4" text:class-names=""/></text:p>
                  </text:list-item>
                </text:list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Test-criterion relationships:<text:s text:c="1"/></text:span></text:p>
              </text:list-item>
            </text:list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80" text:class-names="">How accurately do test scores predict criterion performance?<text:s text:c="1"/></text:span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3" text:class-names="">Concurrent<text:s text:c="1"/></text:span><text:span text:style-name="a784" text:class-names="">evidence</text:span><text:span text:style-name="a785" text:class-names="">:<text:s text:c="1"/></text:span><text:span text:style-name="a786" text:class-names="">Obtained<text:s text:c="1"/></text:span><text:span text:style-name="a787" text:class-names="">test- and criterion information at about the same time.<text:s text:c="1"/></text:span></text:p>
                  </text:list-item>
                </text:list>
              </text:list-item>
            </text:list>
          </draw:text-box>
          <svg:title/>
          <svg:desc/>
        </draw:frame>
        <draw:custom-shape svg:x="8.72304in" svg:y="6.68799in" svg:width="1.63442in" svg:height="0.81201in" draw:id="id122" draw:style-name="a793" draw:name="Isosceles Triangle 17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31592in" svg:y="7.05724in" svg:width="0.89119in" svg:height="0.44276in" draw:id="id123" draw:style-name="a796" draw:name="Isosceles Triangle 1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page>
      <draw:page draw:name="Slide5" draw:style-name="a797" draw:master-page-name="Master1-Layout2-obj-Title-and-Content" presentation:presentation-page-layout-name="Master1-PPL2" draw:id="Slide-260">
        <draw:custom-shape svg:x="0in" svg:y="0in" svg:width="13.33333in" svg:height="7.5in" draw:id="id124" draw:style-name="a800" draw:name="Rectangle 7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presentation:style-name="a805" draw:name="Title 1" svg:x="1.71677in" svg:y="0.0043in" svg:width="7.99405in" svg:height="1.30514in" presentation:class="title" presentation:placeholder="false">
          <draw:text-box>
            <text:p text:style-name="a804" text:class-names="" text:cond-style-name=""><text:span text:style-name="a801" text:class-names="">results and e</text:span><text:span text:style-name="a802" text:class-names="">valuation of the validity</text:span><text:span text:style-name="a803" text:class-names=""/></text:p>
          </draw:text-box>
          <svg:title/>
          <svg:desc/>
        </draw:frame>
        <draw:g draw:name="Group 9" draw:id="id126" draw:style-name="a806">
          <svg:title/>
          <svg:desc/>
          <draw:custom-shape svg:width="3.26218in" svg:height="1.62071in" draw:id="id133" draw:style-name="a877" draw:transform="translate(-1.63109in -0.81035in) rotate(-2.35619) translate(0.57377in 6.93228in)" draw:name="Isosceles Triangle 10">
            <svg:title/>
            <svg:desc/>
            <text:p text:style-name="a876" text:class-names="" text:cond-style-name=""><text:span text:style-name="a87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028in" svg:height="0.92028in" draw:id="id134" draw:style-name="a880" draw:transform="translate(-0.46014in -0.46014in) rotate(-0.7854) translate(0.79266in 6.23496in)" draw:name="Rectangle 11">
            <svg:title/>
            <svg:desc/>
            <text:p text:style-name="a879" text:class-names="" text:cond-style-name=""><text:span text:style-name="a878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custom-shape svg:width="0.69481in" svg:height="0.69481in" draw:id="id127" draw:style-name="a809" draw:transform="translate(-0.34741in -0.34741in) rotate(-0.7854) translate(12.55701in 1.74473in)" draw:name="Rectangle 13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0.24535in" svg:height="0.24535in" draw:id="id128" draw:style-name="a812" draw:transform="translate(-0.12267in -0.12267in) rotate(-0.7854) translate(12.74913in 1.48293in)" draw:name="Rectangle 15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g draw:name="Group 17" draw:id="id129" draw:style-name="a813">
          <svg:title/>
          <svg:desc/>
          <draw:custom-shape svg:width="1.73911in" svg:height="0.86402in" draw:id="id131" draw:style-name="a871" draw:transform="translate(-0.86955in -0.43201in) rotate(-1.5708) translate(12.90132in 3.64in)" draw:name="Isosceles Triangle 18">
            <svg:title/>
            <svg:desc/>
            <text:p text:style-name="a870" text:class-names="" text:cond-style-name=""><text:span text:style-name="a86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48693in" svg:height="0.48693in" draw:id="id132" draw:style-name="a874" draw:transform="translate(-0.24346in -0.24346in) rotate(-0.7854) translate(12.90132in 3.24735in)" draw:name="Rectangle 19">
            <svg:title/>
            <svg:desc/>
            <text:p text:style-name="a873" text:class-names="" text:cond-style-name=""><text:span text:style-name="a872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frame draw:id="id130" presentation:style-name="a868" draw:name="Content Placeholder 4" svg:x="0.91667in" svg:y="1.30944in" svg:width="11.5in" svg:height="5.935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4" text:class-names="">Spearman<text:s text:c="1"/></text:span><text:span text:style-name="a815" text:class-names="">correlation</text:span><text:span text:style-name="a816" text:class-names="">:<text:s text:c="1"/></text:span></text:p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19" text:class-names="">r =<text:s text:c="1"/></text:span><text:span text:style-name="a820" text:class-names="">-.863<text:s text:c="1"/></text:span><text:span text:style-name="a821" text:class-names="">(p &lt; .001)</text:span></text:p>
                  </text:list-item>
                </text:list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Sensitivity and specificity</text:span></text:p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7" text:class-names="">Overall, adjusting for education level, sensitivity and specificity measures for the CPS compared with the MMSE were both</text:span><text:span text:style-name="a828" text:class-names=""><text:s text:c="1"/>.94</text:span></text:p>
                  </text:list-item>
                </text:list>
              </text:list-item>
            </text:list>
            <text:list text:style-name="a836">
              <text:list-item>
                <text:p text:style-name="a835" text:class-names="" text:cond-style-name=""><text:span text:style-name="a831" text:class-names="">Kappa coefficients<text:s text:c="1"/></text:span><text:span text:style-name="a832" text:class-names="">of<text:s text:c="1"/></text:span><text:span text:style-name="a833" text:class-names="">reproducibility-<text:s text:c="1"/></text:span><text:span text:style-name="a834" text:class-names="">correct chance agreement</text:span></text:p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7" text:class-names="">Adjusting for education level, agreement between the CPS and MMSE was k =</text:span><text:span text:style-name="a838" text:class-names=""><text:s text:c="1"/>.82</text:span><text:span text:style-name="a839" text:class-names=""><text:s text:c="1"/>(95% CI: .68, .96).</text:span></text:p>
                  </text:list-item>
                </text:list>
              </text:list-item>
            </text:list>
            <text:list text:style-name="a849">
              <text:list-item>
                <text:p text:style-name="a848" text:class-names="" text:cond-style-name=""><text:span text:style-name="a842" text:class-names="">The area under the<text:s text:c="1"/></text:span><text:span text:style-name="a843" text:class-names="">ROC curve</text:span><text:span text:style-name="a844" text:class-names="">. (true pos vs false</text:span><text:span text:style-name="a845" text:class-names=""><text:s text:c="1"/>pos</text:span><text:span text:style-name="a846" text:class-names="">)</text:span><text:span text:style-name="a847" text:class-names=""/></text:p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0" text:class-names="">to evaluate the<text:s text:c="1"/></text:span><text:span text:style-name="a851" text:class-names="">diagnostic accuracy<text:s text:c="1"/></text:span><text:span text:style-name="a852" text:class-names="">of the CPS in correctly identifying cognitively impaired from cognitively intact subjects as defined by the MMSE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5" text:class-names="">0.96%</text:span><text:span text:style-name="a856" text:class-names="">- excellent.</text:span></text:p>
                  </text:list-item>
                </text:list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Positive and negative predictive values</text:span></text:p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2" text:class-names="">Prevalence of a positive diagnosis (impaired = yes) and negative diagnosis (impaired = no) was<text:s text:c="1"/></text:span><text:span text:style-name="a863" text:class-names="">76% and 24%,<text:s text:c="1"/></text:span><text:span text:style-name="a864" text:class-names="">respectively.</text:span><text:span text:style-name="a86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881" draw:master-page-name="Master1-Layout2-obj-Title-and-Content" presentation:presentation-page-layout-name="Master1-PPL2" draw:id="Slide-268">
        <draw:frame draw:id="id135" presentation:style-name="a885" draw:name="Title 1" svg:x="0.91667in" svg:y="0.39931in" svg:width="11.5in" svg:height="1.44965in" presentation:class="title" presentation:placeholder="false">
          <draw:text-box>
            <text:p text:style-name="a884" text:class-names="" text:cond-style-name=""><text:span text:style-name="a882" text:class-names="">Concluding remarks<text:tab/></text:span><text:span text:style-name="a883" text:class-names=""/></text:p>
          </draw:text-box>
          <svg:title/>
          <svg:desc/>
        </draw:frame>
        <draw:frame draw:id="id136" presentation:style-name="a925" draw:name="Content Placeholder 2" svg:x="0.91667in" svg:y="1.99653in" svg:width="11.5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To me, it’s a good example of construct validation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However</text:span></text:p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2" text:class-names="">Randomization</text:span><text:span text:style-name="a893" text:class-names=""><text:s text:c="1"/>of</text:span><text:span text:style-name="a894" text:class-names=""><text:s text:c="1"/></text:span><text:span text:style-name="a895" text:class-names="">sample</text:span><text:span text:style-name="a896" text:class-names=""><text:s text:c="1"/></text:span><text:span text:style-name="a897" text:class-names="">is</text:span><text:span text:style-name="a898" text:class-names=""><text:s text:c="1"/></text:span><text:span text:style-name="a899" text:class-names="">still in question- should consider more and diverse subjects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2" text:class-names="">Paper</text:span><text:span text:style-name="a903" text:class-names=""><text:s text:c="1"/></text:span><text:span text:style-name="a904" text:class-names="">motioned to<text:s text:c="1"/></text:span><text:span text:style-name="a905" text:class-names="">m</text:span><text:span text:style-name="a906" text:class-names="">odel<text:s text:c="1"/></text:span><text:span text:style-name="a907" text:class-names="">CPS with another standard method Test for Severe Impairment (</text:span><text:span text:style-name="a908" text:class-names="">TSI</text:span><text:span text:style-name="a909" text:class-names="">)- but no data has been provided.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2" text:class-names="">Validity generalization</text:span><text:span text:style-name="a913" text:class-names="">: missing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list text:style-name="a918">
                      <text:list-item>
                        <text:p text:style-name="a917" text:class-names="" text:cond-style-name=""><text:span text:style-name="a916" text:class-names="">Does evidence from this validation generalize to another?</text:span></text:p>
                      </text:list-item>
                    </text:list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list text:style-name="a921">
                      <text:list-item>
                        <text:p text:style-name="a920" text:class-names="" text:cond-style-name=""><text:span text:style-name="a919" text:class-names="">Do we need to re-validate interpretations and uses every time?</text:span></text:p>
                      </text:list-item>
                    </text:list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001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Validation of the Minimum Data Set Cognitive Performance Scale: Agreement with the Mini-Mental State Examination</dc:title>
    <meta:initial-creator>Monirul Hoque Pasha</meta:initial-creator>
    <dc:creator>Monirul Hoque Pasha</dc:creator>
    <meta:creation-date>2022-11-16T23:20:35Z</meta:creation-date>
    <dc:date>2022-11-17T13:05:51Z</dc:date>
    <meta:print-date>2022-11-17T13:05:18Z</meta:print-date>
    <meta:template xlink:href="" xlink:type="simple"/>
    <meta:editing-cycles>6</meta:editing-cycles>
    <meta:editing-duration>PT49515S</meta:editing-duration>
    <meta:document-statistic meta:paragraph-count="92" meta:word-count="762"/>
  </office:meta>
</office:document-meta>
</file>